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P1" style:family="paragraph" style:parent-style-name="Standard">
      <style:paragraph-properties fo:text-align="end" style:justify-single-word="false"/>
      <style:text-properties officeooo:paragraph-rsid="0014242f"/>
    </style:style>
    <style:style style:name="P2" style:family="paragraph" style:parent-style-name="Standard">
      <style:paragraph-properties fo:text-align="start" style:justify-single-word="false"/>
      <style:text-properties style:font-name="Noto Sans CJK JP Regular" officeooo:paragraph-rsid="0014242f" style:font-name-asian="Noto Sans CJK JP Regular"/>
    </style:style>
    <style:style style:name="P3" style:family="paragraph" style:parent-style-name="Standard">
      <style:text-properties style:font-name="Noto Sans CJK JP Regular" officeooo:paragraph-rsid="0009d5ae" style:font-name-asian="Noto Sans CJK JP Regular"/>
    </style:style>
    <style:style style:name="P4" style:family="paragraph" style:parent-style-name="Standard">
      <style:paragraph-properties fo:text-align="center" style:justify-single-word="false"/>
      <style:text-properties style:font-name="Noto Sans CJK JP Regular" fo:font-size="16pt" style:font-name-asian="Noto Sans CJK JP Regular" style:font-size-asian="16pt" style:font-size-complex="16pt"/>
    </style:style>
    <style:style style:name="P5" style:family="paragraph" style:parent-style-name="Standard">
      <style:paragraph-properties fo:line-height="115%"/>
      <style:text-properties style:font-name="Noto Sans CJK JP Regular" fo:font-size="14pt" style:text-underline-style="solid" style:text-underline-width="auto" style:text-underline-color="font-color" style:font-name-asian="Noto Sans CJK JP Regular" style:font-size-asian="14pt" style:font-size-complex="14pt"/>
    </style:style>
    <style:style style:name="P6" style:family="paragraph" style:parent-style-name="Standard">
      <style:paragraph-properties fo:line-height="115%">
        <style:tab-stops>
          <style:tab-stop style:position="5.6563in"/>
        </style:tab-stops>
      </style:paragraph-properties>
      <style:text-properties style:font-name="Noto Sans CJK JP Regular" fo:font-size="14pt" style:text-underline-style="solid" style:text-underline-width="auto" style:text-underline-color="font-color" style:font-name-asian="Noto Sans CJK JP Regular" style:font-size-asian="14pt" style:font-size-complex="14pt"/>
    </style:style>
    <style:style style:name="P7" style:family="paragraph" style:parent-style-name="Standard">
      <style:paragraph-properties fo:line-height="115%"/>
      <style:text-properties style:font-name="Noto Sans CJK JP Regular" fo:font-size="14pt" style:text-underline-style="solid" style:text-underline-width="auto" style:text-underline-color="font-color" officeooo:paragraph-rsid="0009d5ae" style:font-name-asian="Noto Sans CJK JP Regular" style:font-size-asian="14pt" style:font-size-complex="14pt"/>
    </style:style>
    <style:style style:name="P8" style:family="paragraph" style:parent-style-name="Standard">
      <style:text-properties style:font-name="Noto Sans CJK JP Regular" fo:font-size="14pt" style:text-underline-style="solid" style:text-underline-width="auto" style:text-underline-color="font-color" officeooo:paragraph-rsid="0009d5ae" style:font-name-asian="Noto Sans CJK JP Regular" style:font-size-asian="14pt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style:font-name="Noto Sans CJK JP Regular" fo:font-size="12pt" style:text-underline-style="none" officeooo:paragraph-rsid="0021525b" style:font-name-asian="Noto Sans CJK JP Regular" style:font-size-asian="12pt" style:font-size-complex="12pt"/>
    </style:style>
    <style:style style:name="P10" style:family="paragraph" style:parent-style-name="Standard">
      <style:paragraph-properties fo:line-height="100%"/>
      <style:text-properties style:font-name="Noto Sans CJK JP Regular" fo:font-size="12pt" officeooo:paragraph-rsid="001e326b" style:font-name-asian="Noto Sans CJK JP Regular" style:font-size-asian="12pt" style:font-size-complex="12pt"/>
    </style:style>
    <style:style style:name="P11" style:family="paragraph" style:parent-style-name="Standard">
      <style:paragraph-properties fo:line-height="100%"/>
      <style:text-properties style:font-name="Noto Sans CJK JP Regular" fo:font-size="12pt" officeooo:paragraph-rsid="0021525b" style:font-name-asian="Noto Sans CJK JP Regular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style:font-name="Noto Sans CJK JP Regular" fo:font-size="14pt" style:text-underline-style="solid" style:text-underline-width="auto" style:text-underline-color="font-color" officeooo:paragraph-rsid="001e326b" style:font-name-asian="Noto Sans CJK JP Regular" style:font-size-asian="14pt" style:font-size-complex="14pt"/>
    </style:style>
    <style:style style:name="P13" style:family="paragraph" style:parent-style-name="Standard" style:list-style-name="L2">
      <style:paragraph-properties fo:line-height="115%"/>
      <style:text-properties style:font-name="Noto Sans CJK JP Regular" style:font-name-asian="Noto Sans CJK JP Regular"/>
    </style:style>
    <style:style style:name="P14" style:family="paragraph" style:parent-style-name="Standard" style:list-style-name="L2">
      <style:paragraph-properties fo:line-height="150%"/>
      <style:text-properties style:font-name="Noto Sans CJK JP Regular" style:font-name-asian="Noto Sans CJK JP Regular"/>
    </style:style>
    <style:style style:name="P15" style:family="paragraph" style:parent-style-name="Standard" style:list-style-name="L3">
      <style:text-properties style:font-name="Noto Sans CJK JP Regular" officeooo:paragraph-rsid="0021525b" style:font-name-asian="Noto Sans CJK JP Regular"/>
    </style:style>
    <style:style style:name="P16" style:family="paragraph" style:parent-style-name="Standard" style:list-style-name="L3">
      <style:paragraph-properties fo:line-height="150%"/>
      <style:text-properties style:font-name="Noto Sans CJK JP Regular" fo:font-size="12pt" officeooo:paragraph-rsid="0021525b" style:font-name-asian="Noto Sans CJK JP Regular" style:font-size-asian="12pt" style:font-size-complex="12pt"/>
    </style:style>
    <style:style style:name="P17" style:family="paragraph" style:parent-style-name="Standard" style:list-style-name="L4">
      <style:text-properties style:font-name="Noto Sans CJK JP Regular" fo:font-size="12pt" officeooo:paragraph-rsid="0009d5ae" style:font-name-asian="Noto Sans CJK JP Regular" style:font-size-asian="12pt" style:font-size-complex="12pt"/>
    </style:style>
    <style:style style:name="P18" style:family="paragraph" style:parent-style-name="Standard" style:list-style-name="L1">
      <style:paragraph-properties fo:margin-top="0in" fo:margin-bottom="0in" loext:contextual-spacing="false" fo:line-height="100%"/>
      <style:text-properties style:font-name="Noto Sans CJK JP Regular" fo:font-size="12pt" style:text-underline-style="none" style:font-name-asian="Noto Sans CJK JP Regular" style:font-size-asian="12pt" style:font-size-complex="12pt"/>
    </style:style>
    <style:style style:name="P19" style:family="paragraph" style:parent-style-name="Standard" style:list-style-name="L1">
      <style:paragraph-properties fo:margin-top="0in" fo:margin-bottom="0in" loext:contextual-spacing="false" fo:line-height="100%"/>
      <style:text-properties style:font-name="Noto Sans CJK JP Regular" style:font-name-asian="Noto Sans CJK JP Regular"/>
    </style:style>
    <style:style style:name="T1" style:family="text">
      <style:text-properties style:font-name="Noto Sans CJK JP Regular" fo:font-size="12pt" style:font-name-asian="Noto Sans CJK JP Regular" style:font-size-asian="12pt" style:font-size-complex="12pt"/>
    </style:style>
    <style:style style:name="T2" style:family="text">
      <style:text-properties officeooo:rsid="00241143"/>
    </style:style>
    <style:style style:name="T3" style:family="text">
      <style:text-properties officeooo:rsid="0024f9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支纪承<text:span text:style-name="T3">(Java开发)</text:spa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2">电话：(+86) <text:span text:style-name="T2">13332060071</text:span></text:p>
          </table:table-cell>
          <table:table-cell office:value-type="string">
            <text:p text:style-name="P1"><text:span text:style-name="T1">邮箱: </text:span><text:a xlink:type="simple" xlink:href="mailto:jzhi001@fiu.edu" text:style-name="Internet_20_link" text:visited-style-name="Visited_20_Internet_20_Link"><text:span text:style-name="T1">jzhi001@fiu.edu</text:span></text:a></text:p>
          </table:table-cell>
        </table:table-row>
      </table:table>
      <text:p text:style-name="P6"/>
      <text:p text:style-name="P6">个人信息</text:p>
      <text:list xml:id="list2765768446" text:style-name="L1">
        <text:list-item>
          <text:p text:style-name="P18">年龄：24</text:p>
        </text:list-item>
        <text:list-item>
          <text:p text:style-name="P19">学历：天津商业大学（本科）</text:p>
        </text:list-item>
        <text:list-item>
          <text:p text:style-name="P19">英语：托福 93；雅思 6.5；四级 606；六级 54<text:span text:style-name="T2">0</text:span></text:p>
        </text:list-item>
      </text:list>
      <text:p text:style-name="P5">技能</text:p>
      <text:list xml:id="list3009617111" text:style-name="L2">
        <text:list-item>
          <text:p text:style-name="P13">掌握Java反射、泛型、NIO、并发与多线程</text:p>
        </text:list-item>
        <text:list-item>
          <text:p text:style-name="P13">掌握Kotlin设计原则和设计模式、空值安全、Elvis操作、inline函数、方法扩展、泛型等特性</text:p>
        </text:list-item>
        <text:list-item>
          <text:p text:style-name="P13">熟悉Spring Core, Spring MVC, MyBatis等框架</text:p>
        </text:list-item>
        <text:list-item>
          <text:p text:style-name="P13">熟悉MySQL数据模型设计与查询</text:p>
        </text:list-item>
        <text:list-item>
          <text:p text:style-name="P13">熟悉Redis数据结构、配置信息和常用命令, 读过部分源码（sds, ziplist, listpack, dict, ae...）</text:p>
        </text:list-item>
        <text:list-item>
          <text:p text:style-name="P13">了解响应式编程</text:p>
        </text:list-item>
        <text:list-item>
          <text:p text:style-name="P14">掌握基本数据结构与算法</text:p>
        </text:list-item>
      </text:list>
      <text:p text:style-name="P12">项目</text:p>
      <text:p text:style-name="P9">订餐系统优惠券模块（天津商软公司）</text:p>
      <text:p text:style-name="P10">功能</text:p>
      <text:list xml:id="list74813321" text:style-name="L3">
        <text:list-item>
          <text:p text:style-name="P15">优惠券发放（批次发放与用户领取）</text:p>
        </text:list-item>
        <text:list-item>
          <text:p text:style-name="P15">核销（有效性检查）</text:p>
        </text:list-item>
        <text:list-item>
          <text:p text:style-name="P15">每日用户优惠券核销情况报表</text:p>
        </text:list-item>
        <text:list-item>
          <text:p text:style-name="P15">解决旧模块在高并发下“幽灵优惠券”问题</text:p>
        </text:list-item>
        <text:list-item>
          <text:p text:style-name="P16">提升响应速度（1s -&gt; 0.2s）</text:p>
        </text:list-item>
      </text:list>
      <text:p text:style-name="P11">实现细节：将库存、用户现有券、当日核销券等数据缓存在Redis中。发券/核销时在Redis中进行查询与更新，将更新消息加入消息队列并返回，数据库更新由另一线程异步进行。因为在核销时需要在Java中判断优惠券是否过期，所以在项目中用setnx实现简单的Redis锁保证事务的一致性。每天24:00生成当日核销报表，并清除库存和用户手中过期的优惠券。由于异步更新可能导致的数据不一致，该模块开放了查询用户当前优惠券的接口。</text:p>
      <text:p text:style-name="P8"/>
      <text:p text:style-name="P7">其他</text:p>
      <text:list xml:id="list2097444462" text:style-name="L4">
        <text:list-item>
          <text:p text:style-name="P17">写代码是兴趣，业余时间喜欢阅读技术书籍和项目源码</text:p>
        </text:list-item>
        <text:list-item>
          <text:p text:style-name="P17">良好的英语听说读写能力，能熟练阅读英文技术文档</text:p>
        </text:list-item>
        <text:list-item>
          <text:p text:style-name="P17">能独立分析和解决问题，有良好的归纳总结能力</text:p>
        </text:list-item>
        <text:list-item>
          <text:p text:style-name="P17">能够科学上网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4:36:19.074088643</meta:creation-date>
    <dc:date>2019-06-22T15:10:45.929727068</dc:date>
    <meta:editing-duration>PT1H9M15S</meta:editing-duration>
    <meta:editing-cycles>24</meta:editing-cycles>
    <meta:generator>LibreOffice/6.0.7.3$Linux_X86_64 LibreOffice_project/00m0$Build-3</meta:generator>
    <meta:document-statistic meta:table-count="1" meta:image-count="0" meta:object-count="0" meta:page-count="1" meta:paragraph-count="29" meta:word-count="551" meta:character-count="712" meta:non-whitespace-character-count="695"/>
  </office:meta>
</office:document-meta>
</file>